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135">
            <text:p>135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76">
            <text:p>76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60">
            <text:p>60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0">
            <text:p>40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0.4914858741106">
            <text:p>10,49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73">
            <text:p>73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+TAN([.B100]/180*3.14159)*([.B57]/2-[.F15])" office:value-type="float" office:value="36.3648838546857">
            <text:p>36,36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87.8">
            <text:p>8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86.55">
            <text:p>8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19.8">
            <text:p>1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18.55">
            <text:p>1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39.8">
            <text:p>3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38.55">
            <text:p>3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60">
            <text:p>60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56.95">
            <text:p>56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91.8">
            <text:p>91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30">
            <text:p>30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43.8">
            <text:p>43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05.7">
            <text:p>105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40.1">
            <text:p>40,1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3.8">
            <text:p>23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25.2">
            <text:p>25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62">
            <text:p>62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1.25" office:value-type="float" office:value="8.75">
            <text:p>8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96.1488183675186">
            <text:p>96,15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2.2647840875123">
            <text:p>12,2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22.3">
            <text:p>22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2.2925580726571">
            <text:p>12,2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78.587530817554">
            <text:p>78,5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4.743575289836">
            <text:p>14,7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90.387530817554">
            <text:p>90,39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87.637530817554">
            <text:p>87,64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84.887530817554">
            <text:p>84,89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135">
            <text:p>135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-04-2013</text:date>, <text:time>11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3-04-17T11:37:22</dc:date>
    <meta:editing-duration>PT17H21M19S</meta:editing-duration>
    <meta:editing-cycles>16</meta:editing-cycles>
    <meta:generator>NeoOffice/3.3$Unix OpenOffice.org_project/Patch 0</meta:generator>
    <meta:document-statistic meta:table-count="3" meta:cell-count="186" meta:object-count="0"/>
  </office:meta>
</office:document-meta>
</file>